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8" svg:stroke-width="0.05cm" svg:stroke-color="#ff0000" draw:stroke-linejoin="miter" svg:stroke-linecap="butt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dash" draw:stroke-dash="stroke-dash18" svg:stroke-width="0.05cm" svg:stroke-color="#0000ff" draw:stroke-linejoin="miter" svg:stroke-linecap="butt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3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style:font-name="Times1" fo:font-size="14.3999996185303pt" fo:font-weight="bold" style:font-size-asian="14.3999996185303pt" style:font-weight-asian="bold" style:font-name-complex="Times1" style:font-size-complex="14.3999996185303pt" style:font-weight-complex="bold"/>
    </style:style>
    <style:style style:name="T2" style:family="text">
      <style:text-properties fo:color="#000000" loext:opacity="100%" style:font-name="Times1" fo:font-size="14.3999996185303pt" fo:font-style="italic" fo:font-weight="bold" style:font-size-asian="14.3999996185303pt" style:font-style-asian="italic" style:font-weight-asian="bold" style:font-name-complex="Times1" style:font-size-complex="14.3999996185303pt" style:font-style-complex="italic" style:font-weight-complex="bold"/>
    </style:style>
    <style:style style:name="T3" style:family="text">
      <style:text-properties fo:color="#000000" loext:opacity="100%" style:font-name="Times1" fo:font-size="10.1999998092651pt" fo:font-weight="bold" style:font-size-asian="10.1999998092651pt" style:font-weight-asian="bold" style:font-name-complex="Times1" style:font-size-complex="10.1999998092651pt" style:font-weight-complex="bold"/>
    </style:style>
    <style:style style:name="T4" style:family="text">
      <style:text-properties fo:color="#000000" loext:opacity="100%" style:font-name="Mathematica1" fo:font-size="14.3999996185303pt" fo:font-weight="bold" style:font-size-asian="14.3999996185303pt" style:font-weight-asian="bold" style:font-name-complex="Mathematica1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894cm" svg:y1="8.124cm" svg:x2="3.21cm" svg:y2="8.124cm">
          <text:p/>
        </draw:line>
        <draw:line draw:style-name="gr1" draw:text-style-name="P1" draw:layer="layout" svg:x1="1.894cm" svg:y1="5.3cm" svg:x2="3.21cm" svg:y2="5.3cm">
          <text:p/>
        </draw:line>
        <draw:line draw:style-name="gr1" draw:text-style-name="P1" draw:layer="layout" svg:x1="1.894cm" svg:y1="2.005cm" svg:x2="3.21cm" svg:y2="2.005cm">
          <text:p/>
        </draw:line>
        <draw:line draw:style-name="gr2" draw:text-style-name="P1" draw:layer="layout" svg:x1="3.868cm" svg:y1="8.158cm" svg:x2="5.184cm" svg:y2="8.158cm">
          <text:p/>
        </draw:line>
        <draw:line draw:style-name="gr2" draw:text-style-name="P1" draw:layer="layout" svg:x1="3.868cm" svg:y1="5.412cm" svg:x2="5.184cm" svg:y2="5.412cm">
          <text:p/>
        </draw:line>
        <draw:line draw:style-name="gr2" draw:text-style-name="P1" draw:layer="layout" svg:x1="3.868cm" svg:y1="2.267cm" svg:x2="5.184cm" svg:y2="2.267cm">
          <text:p/>
        </draw:line>
        <draw:line draw:style-name="gr3" draw:text-style-name="P1" draw:layer="layout" svg:x1="5.842cm" svg:y1="8.021cm" svg:x2="7.159cm" svg:y2="8.021cm">
          <text:p/>
        </draw:line>
        <draw:line draw:style-name="gr3" draw:text-style-name="P1" draw:layer="layout" svg:x1="5.842cm" svg:y1="6.301cm" svg:x2="7.159cm" svg:y2="6.301cm">
          <text:p/>
        </draw:line>
        <draw:line draw:style-name="gr3" draw:text-style-name="P1" draw:layer="layout" svg:x1="5.842cm" svg:y1="3.646cm" svg:x2="7.159cm" svg:y2="3.646cm">
          <text:p/>
        </draw:line>
        <draw:line draw:style-name="gr4" draw:text-style-name="P1" draw:layer="layout" svg:x1="7.817cm" svg:y1="8.834cm" svg:x2="9.133cm" svg:y2="8.834cm">
          <text:p/>
        </draw:line>
        <draw:line draw:style-name="gr4" draw:text-style-name="P1" draw:layer="layout" svg:x1="7.817cm" svg:y1="6.189cm" svg:x2="9.133cm" svg:y2="6.189cm">
          <text:p/>
        </draw:line>
        <draw:line draw:style-name="gr4" draw:text-style-name="P1" draw:layer="layout" svg:x1="7.817cm" svg:y1="3.144cm" svg:x2="9.133cm" svg:y2="3.144cm">
          <text:p/>
        </draw:line>
        <draw:line draw:style-name="gr5" draw:text-style-name="P1" draw:layer="layout" svg:x1="9.626cm" svg:y1="10.718cm" svg:x2="1.401cm" svg:y2="10.718cm">
          <text:p/>
        </draw:line>
        <draw:line draw:style-name="gr5" draw:text-style-name="P1" draw:layer="layout" svg:x1="1.401cm" svg:y1="10.718cm" svg:x2="1.401cm" svg:y2="0.025cm">
          <text:p/>
        </draw:line>
        <draw:line draw:style-name="gr5" draw:text-style-name="P1" draw:layer="layout" svg:x1="1.401cm" svg:y1="0.025cm" svg:x2="9.626cm" svg:y2="0.025cm">
          <text:p/>
        </draw:line>
        <draw:line draw:style-name="gr5" draw:text-style-name="P1" draw:layer="layout" svg:x1="9.626cm" svg:y1="0.025cm" svg:x2="9.626cm" svg:y2="10.718cm">
          <text:p/>
        </draw:line>
        <draw:line draw:style-name="gr6" draw:text-style-name="P1" draw:layer="layout" svg:x1="1.401cm" svg:y1="10.504cm" svg:x2="1.541cm" svg:y2="10.504cm">
          <text:p/>
        </draw:line>
        <draw:line draw:style-name="gr6" draw:text-style-name="P1" draw:layer="layout" svg:x1="1.401cm" svg:y1="10.173cm" svg:x2="1.485cm" svg:y2="10.173cm">
          <text:p/>
        </draw:line>
        <draw:line draw:style-name="gr6" draw:text-style-name="P1" draw:layer="layout" svg:x1="1.401cm" svg:y1="9.841cm" svg:x2="1.485cm" svg:y2="9.841cm">
          <text:p/>
        </draw:line>
        <draw:line draw:style-name="gr6" draw:text-style-name="P1" draw:layer="layout" svg:x1="1.401cm" svg:y1="9.51cm" svg:x2="1.485cm" svg:y2="9.51cm">
          <text:p/>
        </draw:line>
        <draw:line draw:style-name="gr6" draw:text-style-name="P1" draw:layer="layout" svg:x1="1.401cm" svg:y1="9.178cm" svg:x2="1.485cm" svg:y2="9.178cm">
          <text:p/>
        </draw:line>
        <draw:line draw:style-name="gr6" draw:text-style-name="P1" draw:layer="layout" svg:x1="1.401cm" svg:y1="8.847cm" svg:x2="1.541cm" svg:y2="8.847cm">
          <text:p/>
        </draw:line>
        <draw:frame draw:style-name="gr7" draw:text-style-name="P3" draw:layer="layout" svg:width="0.637cm" svg:height="0.564cm" svg:x="0.69cm" svg:y="10.179cm">
          <draw:text-box>
            <text:p text:style-name="P2"><text:span text:style-name="T1">0.0</text:span></text:p>
          </draw:text-box>
        </draw:frame>
        <draw:line draw:style-name="gr6" draw:text-style-name="P1" draw:layer="layout" svg:x1="1.401cm" svg:y1="8.515cm" svg:x2="1.485cm" svg:y2="8.515cm">
          <text:p/>
        </draw:line>
        <draw:line draw:style-name="gr6" draw:text-style-name="P1" draw:layer="layout" svg:x1="1.401cm" svg:y1="8.184cm" svg:x2="1.485cm" svg:y2="8.184cm">
          <text:p/>
        </draw:line>
        <draw:line draw:style-name="gr6" draw:text-style-name="P1" draw:layer="layout" svg:x1="1.401cm" svg:y1="7.852cm" svg:x2="1.485cm" svg:y2="7.852cm">
          <text:p/>
        </draw:line>
        <draw:line draw:style-name="gr6" draw:text-style-name="P1" draw:layer="layout" svg:x1="1.401cm" svg:y1="7.521cm" svg:x2="1.485cm" svg:y2="7.521cm">
          <text:p/>
        </draw:line>
        <draw:line draw:style-name="gr6" draw:text-style-name="P1" draw:layer="layout" svg:x1="1.401cm" svg:y1="7.189cm" svg:x2="1.541cm" svg:y2="7.189cm">
          <text:p/>
        </draw:line>
        <draw:frame draw:style-name="gr7" draw:text-style-name="P3" draw:layer="layout" svg:width="0.637cm" svg:height="0.564cm" svg:x="0.69cm" svg:y="8.521cm">
          <draw:text-box>
            <text:p text:style-name="P2"><text:span text:style-name="T1">0.5</text:span></text:p>
          </draw:text-box>
        </draw:frame>
        <draw:line draw:style-name="gr6" draw:text-style-name="P1" draw:layer="layout" svg:x1="1.401cm" svg:y1="6.858cm" svg:x2="1.485cm" svg:y2="6.858cm">
          <text:p/>
        </draw:line>
        <draw:line draw:style-name="gr6" draw:text-style-name="P1" draw:layer="layout" svg:x1="1.401cm" svg:y1="6.526cm" svg:x2="1.485cm" svg:y2="6.526cm">
          <text:p/>
        </draw:line>
        <draw:line draw:style-name="gr6" draw:text-style-name="P1" draw:layer="layout" svg:x1="1.401cm" svg:y1="6.195cm" svg:x2="1.485cm" svg:y2="6.195cm">
          <text:p/>
        </draw:line>
        <draw:line draw:style-name="gr6" draw:text-style-name="P1" draw:layer="layout" svg:x1="1.401cm" svg:y1="5.863cm" svg:x2="1.485cm" svg:y2="5.863cm">
          <text:p/>
        </draw:line>
        <draw:line draw:style-name="gr6" draw:text-style-name="P1" draw:layer="layout" svg:x1="1.401cm" svg:y1="5.532cm" svg:x2="1.541cm" svg:y2="5.532cm">
          <text:p/>
        </draw:line>
        <draw:frame draw:style-name="gr7" draw:text-style-name="P3" draw:layer="layout" svg:width="0.637cm" svg:height="0.564cm" svg:x="0.69cm" svg:y="6.864cm">
          <draw:text-box>
            <text:p text:style-name="P2"><text:span text:style-name="T1">1.0</text:span></text:p>
          </draw:text-box>
        </draw:frame>
        <draw:line draw:style-name="gr6" draw:text-style-name="P1" draw:layer="layout" svg:x1="1.401cm" svg:y1="5.2cm" svg:x2="1.485cm" svg:y2="5.2cm">
          <text:p/>
        </draw:line>
        <draw:line draw:style-name="gr6" draw:text-style-name="P1" draw:layer="layout" svg:x1="1.401cm" svg:y1="4.869cm" svg:x2="1.485cm" svg:y2="4.869cm">
          <text:p/>
        </draw:line>
        <draw:line draw:style-name="gr6" draw:text-style-name="P1" draw:layer="layout" svg:x1="1.401cm" svg:y1="4.537cm" svg:x2="1.485cm" svg:y2="4.537cm">
          <text:p/>
        </draw:line>
        <draw:line draw:style-name="gr6" draw:text-style-name="P1" draw:layer="layout" svg:x1="1.401cm" svg:y1="4.206cm" svg:x2="1.485cm" svg:y2="4.206cm">
          <text:p/>
        </draw:line>
        <draw:line draw:style-name="gr6" draw:text-style-name="P1" draw:layer="layout" svg:x1="1.401cm" svg:y1="3.874cm" svg:x2="1.541cm" svg:y2="3.874cm">
          <text:p/>
        </draw:line>
        <draw:frame draw:style-name="gr7" draw:text-style-name="P3" draw:layer="layout" svg:width="0.637cm" svg:height="0.564cm" svg:x="0.69cm" svg:y="5.207cm">
          <draw:text-box>
            <text:p text:style-name="P2"><text:span text:style-name="T1">1.5</text:span></text:p>
          </draw:text-box>
        </draw:frame>
        <draw:line draw:style-name="gr6" draw:text-style-name="P1" draw:layer="layout" svg:x1="1.401cm" svg:y1="3.543cm" svg:x2="1.485cm" svg:y2="3.543cm">
          <text:p/>
        </draw:line>
        <draw:line draw:style-name="gr6" draw:text-style-name="P1" draw:layer="layout" svg:x1="1.401cm" svg:y1="3.211cm" svg:x2="1.485cm" svg:y2="3.211cm">
          <text:p/>
        </draw:line>
        <draw:line draw:style-name="gr6" draw:text-style-name="P1" draw:layer="layout" svg:x1="1.401cm" svg:y1="2.88cm" svg:x2="1.485cm" svg:y2="2.88cm">
          <text:p/>
        </draw:line>
        <draw:line draw:style-name="gr6" draw:text-style-name="P1" draw:layer="layout" svg:x1="1.401cm" svg:y1="2.548cm" svg:x2="1.485cm" svg:y2="2.548cm">
          <text:p/>
        </draw:line>
        <draw:line draw:style-name="gr6" draw:text-style-name="P1" draw:layer="layout" svg:x1="1.401cm" svg:y1="2.217cm" svg:x2="1.541cm" svg:y2="2.217cm">
          <text:p/>
        </draw:line>
        <draw:frame draw:style-name="gr7" draw:text-style-name="P3" draw:layer="layout" svg:width="0.637cm" svg:height="0.564cm" svg:x="0.69cm" svg:y="3.549cm">
          <draw:text-box>
            <text:p text:style-name="P2"><text:span text:style-name="T1">2.0</text:span></text:p>
          </draw:text-box>
        </draw:frame>
        <draw:line draw:style-name="gr6" draw:text-style-name="P1" draw:layer="layout" svg:x1="1.401cm" svg:y1="1.885cm" svg:x2="1.485cm" svg:y2="1.885cm">
          <text:p/>
        </draw:line>
        <draw:line draw:style-name="gr6" draw:text-style-name="P1" draw:layer="layout" svg:x1="1.401cm" svg:y1="1.554cm" svg:x2="1.485cm" svg:y2="1.554cm">
          <text:p/>
        </draw:line>
        <draw:line draw:style-name="gr6" draw:text-style-name="P1" draw:layer="layout" svg:x1="1.401cm" svg:y1="1.223cm" svg:x2="1.485cm" svg:y2="1.223cm">
          <text:p/>
        </draw:line>
        <draw:line draw:style-name="gr6" draw:text-style-name="P1" draw:layer="layout" svg:x1="1.401cm" svg:y1="0.891cm" svg:x2="1.485cm" svg:y2="0.891cm">
          <text:p/>
        </draw:line>
        <draw:line draw:style-name="gr6" draw:text-style-name="P1" draw:layer="layout" svg:x1="1.401cm" svg:y1="0.56cm" svg:x2="1.541cm" svg:y2="0.56cm">
          <text:p/>
        </draw:line>
        <draw:frame draw:style-name="gr7" draw:text-style-name="P3" draw:layer="layout" svg:width="0.637cm" svg:height="0.564cm" svg:x="0.69cm" svg:y="1.892cm">
          <draw:text-box>
            <text:p text:style-name="P2"><text:span text:style-name="T1">2.5</text:span></text:p>
          </draw:text-box>
        </draw:frame>
        <draw:line draw:style-name="gr6" draw:text-style-name="P1" draw:layer="layout" svg:x1="1.401cm" svg:y1="0.228cm" svg:x2="1.485cm" svg:y2="0.228cm">
          <text:p/>
        </draw:line>
        <draw:line draw:style-name="gr6" draw:text-style-name="P1" draw:layer="layout" svg:x1="9.626cm" svg:y1="10.504cm" svg:x2="9.485cm" svg:y2="10.504cm">
          <text:p/>
        </draw:line>
        <draw:line draw:style-name="gr6" draw:text-style-name="P1" draw:layer="layout" svg:x1="9.626cm" svg:y1="10.173cm" svg:x2="9.542cm" svg:y2="10.173cm">
          <text:p/>
        </draw:line>
        <draw:line draw:style-name="gr6" draw:text-style-name="P1" draw:layer="layout" svg:x1="9.626cm" svg:y1="9.841cm" svg:x2="9.542cm" svg:y2="9.841cm">
          <text:p/>
        </draw:line>
        <draw:line draw:style-name="gr6" draw:text-style-name="P1" draw:layer="layout" svg:x1="9.626cm" svg:y1="9.51cm" svg:x2="9.542cm" svg:y2="9.51cm">
          <text:p/>
        </draw:line>
        <draw:line draw:style-name="gr6" draw:text-style-name="P1" draw:layer="layout" svg:x1="9.626cm" svg:y1="9.178cm" svg:x2="9.542cm" svg:y2="9.178cm">
          <text:p/>
        </draw:line>
        <draw:line draw:style-name="gr6" draw:text-style-name="P1" draw:layer="layout" svg:x1="9.626cm" svg:y1="8.847cm" svg:x2="9.485cm" svg:y2="8.847cm">
          <text:p/>
        </draw:line>
        <draw:line draw:style-name="gr6" draw:text-style-name="P1" draw:layer="layout" svg:x1="9.626cm" svg:y1="8.515cm" svg:x2="9.542cm" svg:y2="8.515cm">
          <text:p/>
        </draw:line>
        <draw:line draw:style-name="gr6" draw:text-style-name="P1" draw:layer="layout" svg:x1="9.626cm" svg:y1="8.184cm" svg:x2="9.542cm" svg:y2="8.184cm">
          <text:p/>
        </draw:line>
        <draw:line draw:style-name="gr6" draw:text-style-name="P1" draw:layer="layout" svg:x1="9.626cm" svg:y1="7.852cm" svg:x2="9.542cm" svg:y2="7.852cm">
          <text:p/>
        </draw:line>
        <draw:line draw:style-name="gr6" draw:text-style-name="P1" draw:layer="layout" svg:x1="9.626cm" svg:y1="7.521cm" svg:x2="9.542cm" svg:y2="7.521cm">
          <text:p/>
        </draw:line>
        <draw:line draw:style-name="gr6" draw:text-style-name="P1" draw:layer="layout" svg:x1="9.626cm" svg:y1="7.189cm" svg:x2="9.485cm" svg:y2="7.189cm">
          <text:p/>
        </draw:line>
        <draw:line draw:style-name="gr6" draw:text-style-name="P1" draw:layer="layout" svg:x1="9.626cm" svg:y1="6.858cm" svg:x2="9.542cm" svg:y2="6.858cm">
          <text:p/>
        </draw:line>
        <draw:line draw:style-name="gr6" draw:text-style-name="P1" draw:layer="layout" svg:x1="9.626cm" svg:y1="6.526cm" svg:x2="9.542cm" svg:y2="6.526cm">
          <text:p/>
        </draw:line>
        <draw:line draw:style-name="gr6" draw:text-style-name="P1" draw:layer="layout" svg:x1="9.626cm" svg:y1="6.195cm" svg:x2="9.542cm" svg:y2="6.195cm">
          <text:p/>
        </draw:line>
        <draw:line draw:style-name="gr6" draw:text-style-name="P1" draw:layer="layout" svg:x1="9.626cm" svg:y1="5.863cm" svg:x2="9.542cm" svg:y2="5.863cm">
          <text:p/>
        </draw:line>
        <draw:line draw:style-name="gr6" draw:text-style-name="P1" draw:layer="layout" svg:x1="9.626cm" svg:y1="5.532cm" svg:x2="9.485cm" svg:y2="5.532cm">
          <text:p/>
        </draw:line>
        <draw:line draw:style-name="gr6" draw:text-style-name="P1" draw:layer="layout" svg:x1="9.626cm" svg:y1="5.2cm" svg:x2="9.542cm" svg:y2="5.2cm">
          <text:p/>
        </draw:line>
        <draw:line draw:style-name="gr6" draw:text-style-name="P1" draw:layer="layout" svg:x1="9.626cm" svg:y1="4.869cm" svg:x2="9.542cm" svg:y2="4.869cm">
          <text:p/>
        </draw:line>
        <draw:line draw:style-name="gr6" draw:text-style-name="P1" draw:layer="layout" svg:x1="9.626cm" svg:y1="4.537cm" svg:x2="9.542cm" svg:y2="4.537cm">
          <text:p/>
        </draw:line>
        <draw:line draw:style-name="gr6" draw:text-style-name="P1" draw:layer="layout" svg:x1="9.626cm" svg:y1="4.206cm" svg:x2="9.542cm" svg:y2="4.206cm">
          <text:p/>
        </draw:line>
        <draw:line draw:style-name="gr6" draw:text-style-name="P1" draw:layer="layout" svg:x1="9.626cm" svg:y1="3.874cm" svg:x2="9.485cm" svg:y2="3.874cm">
          <text:p/>
        </draw:line>
        <draw:line draw:style-name="gr6" draw:text-style-name="P1" draw:layer="layout" svg:x1="9.626cm" svg:y1="3.543cm" svg:x2="9.542cm" svg:y2="3.543cm">
          <text:p/>
        </draw:line>
        <draw:line draw:style-name="gr6" draw:text-style-name="P1" draw:layer="layout" svg:x1="9.626cm" svg:y1="3.211cm" svg:x2="9.542cm" svg:y2="3.211cm">
          <text:p/>
        </draw:line>
        <draw:line draw:style-name="gr6" draw:text-style-name="P1" draw:layer="layout" svg:x1="9.626cm" svg:y1="2.88cm" svg:x2="9.542cm" svg:y2="2.88cm">
          <text:p/>
        </draw:line>
        <draw:line draw:style-name="gr6" draw:text-style-name="P1" draw:layer="layout" svg:x1="9.626cm" svg:y1="2.548cm" svg:x2="9.542cm" svg:y2="2.548cm">
          <text:p/>
        </draw:line>
        <draw:line draw:style-name="gr6" draw:text-style-name="P1" draw:layer="layout" svg:x1="9.626cm" svg:y1="2.217cm" svg:x2="9.485cm" svg:y2="2.217cm">
          <text:p/>
        </draw:line>
        <draw:line draw:style-name="gr6" draw:text-style-name="P1" draw:layer="layout" svg:x1="9.626cm" svg:y1="1.885cm" svg:x2="9.542cm" svg:y2="1.885cm">
          <text:p/>
        </draw:line>
        <draw:line draw:style-name="gr6" draw:text-style-name="P1" draw:layer="layout" svg:x1="9.626cm" svg:y1="1.554cm" svg:x2="9.542cm" svg:y2="1.554cm">
          <text:p/>
        </draw:line>
        <draw:line draw:style-name="gr6" draw:text-style-name="P1" draw:layer="layout" svg:x1="9.626cm" svg:y1="1.223cm" svg:x2="9.542cm" svg:y2="1.223cm">
          <text:p/>
        </draw:line>
        <draw:line draw:style-name="gr6" draw:text-style-name="P1" draw:layer="layout" svg:x1="9.626cm" svg:y1="0.891cm" svg:x2="9.542cm" svg:y2="0.891cm">
          <text:p/>
        </draw:line>
        <draw:line draw:style-name="gr6" draw:text-style-name="P1" draw:layer="layout" svg:x1="9.626cm" svg:y1="0.56cm" svg:x2="9.485cm" svg:y2="0.56cm">
          <text:p/>
        </draw:line>
        <draw:line draw:style-name="gr6" draw:text-style-name="P1" draw:layer="layout" svg:x1="9.626cm" svg:y1="0.228cm" svg:x2="9.542cm" svg:y2="0.228cm">
          <text:p/>
        </draw:line>
        <draw:frame draw:style-name="gr7" draw:text-style-name="P3" draw:layer="layout" svg:width="0.637cm" svg:height="0.564cm" svg:x="0.69cm" svg:y="0.234cm">
          <draw:text-box>
            <text:p text:style-name="P2"><text:span text:style-name="T1">3.0</text:span></text:p>
          </draw:text-box>
        </draw:frame>
        <draw:frame draw:style-name="gr7" draw:text-style-name="P3" draw:layer="layout" svg:width="0.507cm" svg:height="0.564cm" draw:transform="rotate (1.5707963267949) translate (-0.072cm 6.516cm)">
          <draw:text-box>
            <text:p text:style-name="P2"><text:span text:style-name="T2">E</text:span></text:p>
          </draw:text-box>
        </draw:frame>
        <draw:frame draw:style-name="gr8" draw:text-style-name="P4" draw:layer="layout" svg:width="0.506cm" svg:height="0.399cm" draw:transform="rotate (1.5707963267949) translate (0.143cm 6.177cm)">
          <draw:text-box>
            <text:p text:style-name="P2"><text:span text:style-name="T3">exc</text:span></text:p>
          </draw:text-box>
        </draw:frame>
        <draw:frame draw:style-name="gr7" draw:text-style-name="P3" draw:layer="layout" svg:width="0.507cm" svg:height="0.507cm" draw:transform="rotate (1.5707963267949) translate (0.029cm 5.664cm)">
          <draw:text-box>
            <text:p text:style-name="P2"><text:span text:style-name="T4">[</text:span></text:p>
          </draw:text-box>
        </draw:frame>
        <draw:frame draw:style-name="gr7" draw:text-style-name="P3" draw:layer="layout" svg:width="1.073cm" svg:height="0.564cm" draw:transform="rotate (1.5707963267949) translate (-0.072cm 5.482cm)">
          <draw:text-box>
            <text:p text:style-name="P2"><text:span text:style-name="T1">MeV</text:span></text:p>
          </draw:text-box>
        </draw:frame>
        <draw:frame draw:style-name="gr7" draw:text-style-name="P3" draw:layer="layout" svg:width="0.507cm" svg:height="0.507cm" draw:transform="rotate (1.5707963267949) translate (0.029cm 4.411cm)">
          <draw:text-box>
            <text:p text:style-name="P2"><text:span text:style-name="T4">]</text:span></text:p>
          </draw:text-box>
        </draw:frame>
        <draw:g>
          <svg:title>TexMaths</svg:title>
          <svg:desc>18§display§n_w=0§svg§600§TRUE§</svg:desc>
          <draw:g>
            <draw:path draw:style-name="gr9" draw:text-style-name="P5" draw:layer="layout" svg:width="0.343cm" svg:height="0.284cm" svg:x="2.588cm" svg:y="8.613cm" svg:viewBox="0 0 344 285" svg:d="M38 240c-2 9-6 24-6 27 0 11 9 18 18 18 8 0 20-5 24-18 0-2 9-30 12-46 5-20 10-39 15-58 3-12 7-27 9-41 3-11 9-29 9-32 9-20 43-77 102-77 29 0 34 23 34 44 0 40-30 120-41 147-5 15-5 22-5 29 0 29 21 52 52 52 59 0 83-93 83-97 0-7-6-7-9-7-6 0-6 2-9 11-13 43-33 79-65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9" draw:text-style-name="P5" draw:layer="layout" svg:width="0.325cm" svg:height="0.198cm" svg:x="2.969cm" svg:y="8.79cm" svg:viewBox="0 0 326 199" svg:d="M212 54c4-13 9-32 9-36 0-9-7-13-14-13-9 0-16 4-20 13-2 4-5 21-9 32-5 25-5 27-13 50-5 26-7 29-7 42 2 9-2 16-12 30-6 7-15 14-29 14-18 0-40-7-40-41 0-21 13-54 22-77 7-20 9-23 9-30 0-22-18-38-43-38-43 0-65 59-65 68 0 6 7 6 9 6 5 0 5-2 7-8 11-36 31-53 49-53 7 0 11 5 11 16 0 9-4 19-8 25-25 64-25 73-25 86 0 52 49 59 72 59 9 0 31 0 50-30 9 19 35 30 62 30 39 0 59-34 66-52 20-38 33-91 33-113 0-32-20-34-24-34-11 0-23 11-23 23 0 7 5 11 7 13 11 9 16 21 16 36 0 5-18 114-74 114-36 0-36-32-36-39 0-13 2-18 8-43 4-17 8-33 12-50z">
              <text:p/>
            </draw:path>
            <draw:path draw:style-name="gr9" draw:text-style-name="P5" draw:layer="layout" svg:width="0.42cm" svg:height="0.146cm" svg:x="3.568cm" svg:y="8.65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9" draw:text-style-name="P5" draw:layer="layout" svg:width="0.265cm" svg:height="0.431cm" svg:x="4.225cm" svg:y="8.471cm" svg:viewBox="0 0 266 432" svg:d="M266 219c0-52-3-102-25-149-29-59-81-70-108-70-38 0-84 16-110 75-19 43-23 92-23 144 0 46 2 102 29 150 27 51 74 63 104 63 34 0 81-12 110-72 20-43 23-93 23-141zM133 420c-25 0-63-17-74-78-7-37-7-95-7-132 0-40 0-81 6-115 12-75 59-81 75-81 20 0 61 11 74 74 7 36 7 82 7 122 0 48 0 89-7 131-9 59-45 79-74 79z">
              <text:p/>
            </draw:path>
          </draw:g>
        </draw:g>
        <draw:g>
          <svg:title>TexMaths</svg:title>
          <svg:desc>18§display§n_w=1§svg§600§TRUE§</svg:desc>
          <draw:g>
            <draw:path draw:style-name="gr9" draw:text-style-name="P5" draw:layer="layout" svg:width="0.342cm" svg:height="0.284cm" svg:x="6.59cm" svg:y="9.313cm" svg:viewBox="0 0 343 285" svg:d="M38 240c-2 9-6 24-6 27 0 11 9 18 18 18 8 0 20-5 24-18 0-2 9-30 12-46 5-20 10-39 15-58 3-12 7-27 10-41 2-11 8-29 8-32 9-20 43-77 102-77 29 0 34 23 34 44 0 40-30 120-41 147-5 15-5 22-5 29 0 29 21 52 52 52 59 0 82-93 82-97 0-7-5-7-7-7-7 0-7 2-11 11-12 43-32 79-64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9" draw:text-style-name="P5" draw:layer="layout" svg:width="0.323cm" svg:height="0.198cm" svg:x="6.973cm" svg:y="9.49cm" svg:viewBox="0 0 324 199" svg:d="M210 54c4-13 9-32 9-36 0-9-7-13-14-13-9 0-16 4-20 13 0 4-5 21-9 32-5 25-5 27-12 50-6 26-6 29-8 42 2 9-1 16-12 30-6 7-15 14-29 14-18 0-39-7-39-41 0-21 12-54 21-77 7-20 9-23 9-30 0-22-18-38-43-38-43 0-63 59-63 68 0 6 5 6 7 6 6 0 6-2 7-8 11-36 31-53 49-53 7 0 11 5 11 16 0 9-4 19-7 25-26 64-26 73-26 86 0 52 49 59 72 59 9 0 31 0 51-30 9 19 34 30 61 30 39 0 59-34 68-52 18-38 31-91 31-113 0-32-20-34-24-34-11 0-23 11-23 23 0 7 5 11 7 13 11 9 16 21 16 36 0 5-18 114-73 114-36 0-36-32-36-39 0-13 1-18 7-43 4-17 8-33 12-50z">
              <text:p/>
            </draw:path>
            <draw:path draw:style-name="gr9" draw:text-style-name="P5" draw:layer="layout" svg:width="0.418cm" svg:height="0.146cm" svg:x="7.572cm" svg:y="9.359cm" svg:viewBox="0 0 419 147" svg:d="M397 25c9 0 22 0 22-12 0-13-13-13-20-13-126 0-253 0-379 0-9 0-20 0-20 13 0 12 11 12 22 12 125 0 250 0 375 0zM399 147c7 0 20 0 20-13 0-12-13-12-22-12-125 0-250 0-375 0-11 0-22 0-22 12 0 13 11 13 20 13 126 0 253 0 379 0z">
              <text:p/>
            </draw:path>
            <draw:path draw:style-name="gr9" draw:text-style-name="P5" draw:layer="layout" svg:width="0.208cm" svg:height="0.419cm" svg:x="8.258cm" svg:y="9.171cm" svg:viewBox="0 0 209 420" svg:d="M129 16c0-14 0-16-14-16-39 41-95 41-115 41 0 7 0 13 0 20 13 0 50 0 83-18 0 109 0 218 0 326 0 24-2 31-60 31-6 0-13 0-19 0 0 6 0 13 0 20 21-2 77-2 102-2s79 0 103 2c0-7 0-14 0-20-7 0-14 0-20 0-58 0-60-7-60-31 0-117 0-235 0-353z">
              <text:p/>
            </draw:path>
          </draw:g>
        </draw:g>
        <draw:line draw:style-name="gr1" draw:text-style-name="P1" draw:layer="layout" svg:x1="7.209cm" svg:y1="0.481cm" svg:x2="8.127cm" svg:y2="0.481cm">
          <text:p/>
        </draw:line>
        <draw:g>
          <svg:title>TexMaths</svg:title>
          <svg:desc>14§display§exp§svg§600§TRUE§</svg:desc>
          <draw:g>
            <draw:path draw:style-name="gr9" draw:text-style-name="P5" draw:layer="layout" svg:width="0.188cm" svg:height="0.221cm" svg:x="8.376cm" svg:y="0.372cm" svg:viewBox="0 0 189 222" svg:d="M70 104c14 0 50-2 74-12 35-15 38-43 38-50 0-22-20-42-53-42-55 0-129 48-129 133 0 50 29 89 77 89 70 0 112-51 112-58 0-3-3-6-6-6-2 0-4 1-7 4-39 49-92 49-98 49-37 0-43-40-43-57 0-6 1-21 8-50 9 0 18 0 27 0zM46 92c20-74 70-81 83-81 24 0 36 14 36 31 0 50-78 50-98 50-7 0-14 0-21 0z">
              <text:p/>
            </draw:path>
            <draw:path draw:style-name="gr9" draw:text-style-name="P5" draw:layer="layout" svg:width="0.243cm" svg:height="0.221cm" svg:x="8.597cm" svg:y="0.372cm" svg:viewBox="0 0 244 222" svg:d="M150 69c3-13 14-58 47-58 3 0 16 0 26 6-14 3-24 15-24 26 0 9 5 17 18 17 11 0 27-8 27-28 0-25-28-32-45-32-30 0-46 27-52 38-13-32-39-38-53-38-52 0-80 63-80 76 0 5 6 5 7 5 4 0 6-1 6-5 16-54 49-65 65-65 10 0 27 4 27 32 0 16-8 49-27 118-7 29-25 50-46 50-3 0-14 0-25-5 13-3 24-14 24-27 0-14-11-18-18-18-16 0-27 12-27 29 0 23 24 32 46 32 32 0 49-35 51-37 7 18 23 37 53 37 52 0 80-63 80-75 0-6-6-6-7-6-5 0-6 3-6 6-17 53-50 64-66 64-19 0-26-15-26-32 0-11 2-21 8-43 6-23 11-45 17-67z">
              <text:p/>
            </draw:path>
            <draw:path draw:style-name="gr9" draw:text-style-name="P5" draw:layer="layout" svg:width="0.255cm" svg:height="0.311cm" svg:x="8.848cm" svg:y="0.372cm" svg:viewBox="0 0 256 312" svg:d="M38 277c-4 17-6 20-27 20-5 0-11 0-11 9 0 5 3 6 6 6 14 0 28-1 42-1 15 0 32 1 49 1 1 0 8 0 8-10 0-5-6-5-13-5-23 0-23-3-23-7 0-7 21-87 23-100 7 16 21 32 45 32 58 0 119-71 119-144 0-46-28-78-66-78-23 0-47 18-64 36-4-26-25-36-43-36-23 0-33 20-37 28-10 17-15 46-15 48 0 5 4 5 5 5 6 0 6-1 9-12 8-34 18-58 36-58 9 0 16 4 16 23 0 11-2 16-5 25-18 73-36 145-54 218zM125 64c2-14 16-28 25-35 17-15 31-18 39-18 20 0 32 18 32 46 0 29-17 86-25 104-17 35-41 50-59 50-32 0-39-40-39-43 0-2 0-2 1-9 9-31 17-63 26-95z">
              <text:p/>
            </draw:path>
          </draw:g>
        </draw:g>
        <draw:g>
          <svg:title>TexMaths</svg:title>
          <svg:desc>14§display§th§svg§600§TRUE§</svg:desc>
          <draw:g>
            <draw:path draw:style-name="gr9" draw:text-style-name="P5" draw:layer="layout" svg:width="0.15cm" svg:height="0.31cm" svg:x="8.377cm" svg:y="0.806cm" svg:viewBox="0 0 151 311" svg:d="M89 110c16 0 31 0 46 0 10 0 16 0 16-10 0-5-6-5-14-5-15 0-29 0-43 0 18-70 19-80 19-82 0-9-5-13-14-13-1 0-15 0-19 17-6 26-12 52-19 78-15 0-30 0-46 0-9 0-15 0-15 9 0 6 4 6 14 6 14 0 29 0 43 0-36 139-37 146-37 156 0 26 18 45 44 45 51 0 78-71 78-76 0-4-4-4-5-4-4 0-6 2-7 6-21 51-48 62-64 62-10 0-16-5-16-22 0-11 2-15 3-24 12-47 24-95 36-143z">
              <text:p/>
            </draw:path>
            <draw:path draw:style-name="gr9" draw:text-style-name="P5" draw:layer="layout" svg:width="0.239cm" svg:height="0.343cm" svg:x="8.57cm" svg:y="0.773cm" svg:viewBox="0 0 240 344" svg:d="M113 6c-2-2 0-6-5-6-12 0-48 4-61 6-4 0-9 0-9 9 0 6 4 6 12 6 23 0 24 3 24 8 0 3-1 7-1 10-24 93-48 187-72 280-1 7-1 8-1 11 0 11 10 14 14 14 8 0 15-6 18-13 3-12 7-25 10-37 3-15 6-29 10-43 2-11 7-23 8-34 1-3 6-18 6-22 1-4 16-31 33-45 11-7 27-16 48-16s26 16 26 35c0 25-19 79-31 108-4 11-7 17-7 27 0 23 19 40 41 40 46 0 64-71 64-75s-4-4-5-4c-6 0-6 1-7 8-9 25-24 60-51 60-8 0-12-4-12-15 0-13 5-24 10-35 7-21 29-80 29-108 0-32-20-52-56-52-31 0-54 15-73 37 13-51 26-103 38-154z">
              <text:p/>
            </draw:path>
          </draw:g>
        </draw:g>
        <draw:line draw:style-name="gr2" draw:text-style-name="P1" draw:layer="layout" svg:x1="7.198cm" svg:y1="0.874cm" svg:x2="8.116cm" svg:y2="0.8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18" draw:style="rect" draw:dots1="1" draw:dots1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10.7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8T05:45:32.067018518</dc:date>
    <meta:editing-duration>PT1M20S</meta:editing-duration>
    <meta:editing-cycles>3</meta:editing-cycles>
    <meta:generator>LibreOffice/7.3.2.2$MacOSX_AARCH64 LibreOffice_project/49f2b1bff42cfccbd8f788c8dc32c1c309559be0</meta:generator>
    <meta:document-statistic meta:object-count="115"/>
  </office:meta>
</office:document-meta>
</file>